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280.94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/home/phong/Documents/workspace/workspace_KiCad/Kicad_Valve-hardware-master/Kicad_Valve-hardware-master.sch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2">
          <table:table-cell office:value-type="string" calcext:value-type="string">
            <text:p>Thứ ba, 11 Tháng sáu Năm 2019 15:40:56 +07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2">
          <table:table-cell office:value-type="string" calcext:value-type="string">
            <text:p>Eeschema 5.1.2-f72e74a~84~ubuntu16.04.1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2">
          <table:table-cell table:style-name="ce3" office:value-type="string" calcext:value-type="string">
            <text:p>Component Count:81</text:p>
          </table:table-cell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2"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Qn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Datasheet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endor</text:p>
          </table:table-cell>
        </table:table-row>
        <table:table-row table:style-name="ro2">
          <table:table-cell office:value-type="string" calcext:value-type="string">
            <text:p>A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enna_Dipole</text:p>
          </table:table-cell>
          <table:table-cell office:value-type="string" calcext:value-type="string">
            <text:p>Device:Antenna_Dipol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pole antenna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larized capacitor, small symbol</text:p>
          </table:table-cell>
          <table:table-cell/>
        </table:table-row>
        <table:table-row table:style-name="ro2">
          <table:table-cell office:value-type="string" calcext:value-type="string">
            <text:p>C2, C6, C7, C8, C9, C18, C20, C24, C25, C27, C34, C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2">
          <table:table-cell office:value-type="string" calcext:value-type="string">
            <text:p>C3, C12, 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, small symbol</text:p>
          </table:table-cell>
          <table:table-cell/>
        </table:table-row>
        <table:table-row table:style-name="ro2">
          <table:table-cell office:value-type="string" calcext:value-type="string">
            <text:p>C4, C5, C29, C30, C31, C32, C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larized capacitor, small symbol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larized capacitor, small symbol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2">
          <table:table-cell office:value-type="string" calcext:value-type="string">
            <text:p>C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olarized capacitor, small symbol</text:p>
          </table:table-cell>
          <table:table-cell/>
        </table:table-row>
        <table:table-row table:style-name="ro2">
          <table:table-cell office:value-type="string" calcext:value-type="string">
            <text:p>C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0mV/2A</text:p>
          </table:table-cell>
          <table:table-cell office:value-type="string" calcext:value-type="string">
            <text:p>Device:D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, small symbol</text:p>
          </table:table-cell>
          <table:table-cell/>
        </table:table-row>
        <table:table-row table:style-name="ro2">
          <table:table-cell office:value-type="string" calcext:value-type="string">
            <text:p>D2, 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24</text:p>
          </table:table-cell>
          <table:table-cell office:value-type="string" calcext:value-type="string">
            <text:p>Device:D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, small symbol</text:p>
          </table:table-cell>
          <table:table-cell/>
        </table:table-row>
        <table:table-row table:style-name="ro2"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2">
          <table:table-cell office:value-type="string" calcext:value-type="string">
            <text:p>J4, 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485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2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1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2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SOR2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2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ductor, small symbol</text:p>
          </table:table-cell>
          <table:table-cell/>
        </table:table-row>
        <table:table-row table:style-name="ro2">
          <table:table-cell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Transistor_FET:BSS138</text:p>
          </table:table-cell>
          <table:table-cell office:value-type="string" calcext:value-type="string">
            <text:p>https://www.fairchildsemi.com/datasheets/BS/BSS138.pdf</text:p>
          </table:table-cell>
          <table:table-cell office:value-type="string" calcext:value-type="string">
            <text:p>50V Vds, 0.22A Id, N-Channel MOSFET, SOT-23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2">
          <table:table-cell office:value-type="string" calcext:value-type="string">
            <text:p>R3, R5, R6, R7, R8, R12, R14, R18, R19, R20, R21, R22, R23, R24, R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 mOhm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2">
          <table:table-cell office:value-type="string" calcext:value-type="string">
            <text:p>R9, R10, R15, R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2">
          <table:table-cell office:value-type="string" calcext:value-type="string">
            <text:p>R11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2">
          <table:table-cell office:value-type="string" calcext:value-type="string">
            <text:p>R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76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2">
          <table:table-cell office:value-type="string" calcext:value-type="string">
            <text:p>RF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4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2">
          <table:table-cell office:value-type="string" calcext:value-type="string">
            <text:p>SW1, 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011</text:p>
          </table:table-cell>
          <table:table-cell office:value-type="string" calcext:value-type="string">
            <text:p>CustomLibrary:LM250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PICO-D4</text:p>
          </table:table-cell>
          <table:table-cell office:value-type="string" calcext:value-type="string">
            <text:p>ESP32:ESP32-PICO-D4</text:p>
          </table:table-cell>
          <table:table-cell office:value-type="string" calcext:value-type="string">
            <text:p>https://www.mouser.vn/datasheet/2/891/esp32-pico-d4_datasheet_en-1365829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3, 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485E</text:p>
          </table:table-cell>
          <table:table-cell office:value-type="string" calcext:value-type="string">
            <text:p>Interface_UART:MAX485E</text:p>
          </table:table-cell>
          <table:table-cell office:value-type="string" calcext:value-type="string">
            <text:p>https://datasheets.maximintegrated.com/en/ds/MAX1487E-MAX491E.pdf</text:p>
          </table:table-cell>
          <table:table-cell office:value-type="string" calcext:value-type="string">
            <text:p>Half duplex RS-485/RS-422, 2.5 Mbps, ±15kV electro-static discharge (ESD) protection, no slew-rate, no low-power shutdown, with receiver/driver enable, 32 receiver drive kapacitity, DIP-8 and SOIC-8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V8800PWP</text:p>
          </table:table-cell>
          <table:table-cell office:value-type="string" calcext:value-type="string">
            <text:p>Driver_Motor:DRV8800PWP</text:p>
          </table:table-cell>
          <table:table-cell office:value-type="string" calcext:value-type="string">
            <text:p>http://www.ti.com/lit/ds/symlink/drv8801.pdf</text:p>
          </table:table-cell>
          <table:table-cell office:value-type="string" calcext:value-type="string">
            <text:p>H-Bridge Motor Driver, TSSOP-16</text:p>
          </table:table-cell>
          <table:table-cell/>
        </table:table-row>
        <table:table-row table:style-name="ro2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Regulator_Linear:LM1117-5.0</text:p>
          </table:table-cell>
          <table:table-cell office:value-type="string" calcext:value-type="string">
            <text:p>http://www.ti.com/lit/ds/symlink/lm1117.pdf</text:p>
          </table:table-cell>
          <table:table-cell office:value-type="string" calcext:value-type="string">
            <text:p>800mA Low-Dropout Linear Regulator, 5.0V fixed output, TO-220/TO-252/TO-263/SOT-223</text:p>
          </table:table-cell>
          <table:table-cell/>
        </table:table-row>
        <table:table-row table:style-name="ro2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http://www.ti.com/lit/ds/symlink/lm1117.pdf</text:p>
          </table:table-cell>
          <table:table-cell office:value-type="string" calcext:value-type="string">
            <text:p>800mA Low-Dropout Linear Regulator, 3.3V fixed output, TO-220/TO-252/TO-263/SOT-223</text:p>
          </table:table-cell>
          <table:table-cell/>
        </table:table-row>
        <table:table-row table:style-name="ro2">
          <table:table-cell office:value-type="string" calcext:value-type="string">
            <text:p>U8, U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CustomLibrary:LS</text:p>
          </table:table-cell>
          <table:table-cell table:number-columns-repeated="3"/>
        </table:table-row>
      </table:table>
      <table:named-expressions>
        <table:named-range table:name="HTML_1" table:base-cell-address="$Sheet1.$A$1" table:cell-range-address=".$A$9:.$G$44"/>
        <table:named-range table:name="HTML_all" table:base-cell-address="$Sheet1.$A$1" table:cell-range-address=".$A$1:.$G$44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15:58:37.496176237</dc:date>
    <meta:editing-duration>PT6M53S</meta:editing-duration>
    <meta:editing-cycles>1</meta:editing-cycles>
    <meta:document-statistic meta:table-count="1" meta:cell-count="216" meta:object-count="0"/>
    <meta:generator>LibreOffice/5.1.6.2$Linux_X86_64 LibreOffice_project/10m0$Build-2</meta:generator>
  </office:meta>
</office:document-meta>
</file>